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35%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sani, Leo, and Adam Phillips. <text:span text:style-name="T1">Intimacies</text:span>. University of Chicago Press, 2008.</text:p>
      <text:p text:style-name="Text_20_body">'satisfied aggression is <text:s/>accompanied by an erotic excitement, it produces a narcissistic jouissance 66</text:p>
      <text:p text:style-name="Standard"/>
      <text:p text:style-name="Standard">The “extraordinary narcissistic enjoyment” that accompanies satisfied aggression at once hyperbolizes the ego and risks shattering its boundaries. <text:s/>6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5T10:09:47</meta:creation-date>
    <meta:document-statistic meta:table-count="0" meta:image-count="0" meta:object-count="0" meta:page-count="1" meta:paragraph-count="3" meta:word-count="44" meta:character-count="332"/>
    <dc:date>2011-10-05T10:15:46</dc:date>
    <meta:editing-duration>PT5M59S</meta:editing-duration>
    <meta:editing-cycles>1</meta:editing-cycles>
    <meta:generator>LibreOffice/3.3$Linux LibreOffice_project/330m19$Build-401</meta:generator>
  </office:meta>
</office:document-meta>
</file>